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3"/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(HUF)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SUM([.C3:.C50])" office:value-type="float" office:value="845587.84" calcext:value-type="float">
            <text:p>845587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hifive unmatched rev b</text:p>
          </table:table-cell>
          <table:table-cell table:style-name="ce2" office:value-type="float" office:value="273475" calcext:value-type="float">
            <text:p>273,475</text:p>
          </table:table-cell>
          <table:table-cell table:style-name="ce2" office:value-type="string" calcext:value-type="string">
            <text:p>170x170x40</text:p>
          </table:table-cell>
          <table:table-cell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<text:a xlink:href="https://hu.mouser.com/ProductDetail/SiFive/HF105-001?qs=Imq1NPwxi75JBw6ulD0quQ%3D%3D&amp;_gl=1*mdftfh*_ga*MTYyOTk5NDY5NS4xNzA0MjE3Mjcz*_ga_15W4STQT4T*MTcwNTA3MDI4My4zLjEuMTcwNTA3MDI4NC41OS4wLjA" xlink:type="simple">https://hu.mouser.com/ProductDetail/SiFive/HF105-001?qs=Imq1NPwxi75JBw6ulD0quQ%3D%3D&amp;_gl=1*mdftfh*_ga*MTYyOTk5NDY5NS4xNzA0MjE3Mjcz*_ga_15W4STQT4T*MTcwNTA3MDI4My4zLjEuMTcwNTA3MDI4NC41OS4wLjA</text:a>.</text:p>
          </table:table-cell>
        </table:table-row>
        <table:table-row table:style-name="ro1">
          <table:table-cell office:value-type="string" calcext:value-type="string">
            <text:p>monitor+touch</text:p>
          </table:table-cell>
          <table:table-cell table:style-name="ce1" office:value-type="string" calcext:value-type="string">
            <text:p>ZSUS 15.6 inch </text:p>
          </table:table-cell>
          <table:table-cell table:style-name="ce2" office:value-type="float" office:value="40581" calcext:value-type="float">
            <text:p>40,581</text:p>
          </table:table-cell>
          <table:table-cell office:value-type="string" calcext:value-type="string">
            <text:p>345x194x10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https://www.aliexpress.com/p/order/detail.html?orderId=3029859597405984&amp;tracelog=rowan&amp;rowan_id1=logistics_default_20221027_1_en_US_2024-01-23&amp;rowan_msg_id=5984302985959740$81e304987a97474d8af007bd0d085135&amp;ck=in_edm_other</text:p>
          </table:table-cell>
          <table:table-cell office:value-type="string" calcext:value-type="string">
            <text:p><text:a xlink:href="https://www.aliexpress.com/item/1005006082064188.html" xlink:type="simple">https://www.aliexpress.com/item/1005006082064188.html</text:a>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K-TEK-B312-OTB-KP-FN-BL-DWP</text:p>
          </table:table-cell>
          <table:table-cell table:style-name="ce2" office:value-type="float" office:value="126000" calcext:value-type="float">
            <text:p>126,000</text:p>
          </table:table-cell>
          <table:table-cell table:style-name="ce2" office:value-type="string" calcext:value-type="string">
            <text:p>330x123x(33.5+13)</text:p>
          </table:table-cell>
          <table:table-cell/>
          <table:table-cell office:value-type="string" calcext:value-type="string">
            <text:p>paid</text:p>
          </table:table-cell>
          <table:table-cell office:value-type="string" calcext:value-type="string">
            <text:p><text:a xlink:href="https://www.key-tek.cn/Productview.asp?id=1040" xlink:type="simple">https://www.key-tek.cn/Productview.asp?id=1040</text:a>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Kingspec XG 7000</text:p>
          </table:table-cell>
          <table:table-cell table:style-name="ce2" office:value-type="float" office:value="17500" calcext:value-type="float">
            <text:p>17,500</text:p>
          </table:table-cell>
          <table:table-cell table:style-name="ce2"/>
          <table:table-cell office:value-type="string" calcext:value-type="string">
            <text:p>1 TB NVME</text:p>
          </table:table-cell>
          <table:table-cell/>
          <table:table-cell office:value-type="string" calcext:value-type="string">
            <text:p>https://www.newegg.com/KingSpec-1TB-XG-7000-Series/p/0D9-000D-00171?cm_sp=SH-_-2008946-_-8-_-2-_-9SIB1V8JVN3873-_-nvme+ssd+1tb-_-nvme-_-2&amp;Item=9SIB1V8JVN3873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a régi gépből</text:p>
          </table:table-cell>
          <table:table-cell table:style-name="ce2" table:number-columns-repeated="2"/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ccumulators</text:p>
          </table:table-cell>
          <table:table-cell office:value-type="string" calcext:value-type="string">
            <text:p>Sony VTC6 18650 3000 mAh</text:p>
          </table:table-cell>
          <table:table-cell table:style-name="ce2" table:formula="of:=3900*4*9" office:value-type="float" office:value="140400" calcext:value-type="float">
            <text:p>140,400</text:p>
          </table:table-cell>
          <table:table-cell table:style-name="ce2" office:value-type="string" calcext:value-type="string">
            <text:p>18*65</text:p>
          </table:table-cell>
          <table:table-cell office:value-type="string" calcext:value-type="string">
            <text:p>4*4 db 14.4V</text:p>
          </table:table-cell>
          <table:table-cell/>
          <table:table-cell office:value-type="string" calcext:value-type="string">
            <text:p><text:a xlink:href="https://www.intercell.hu/sony_vtc6_18650_37v_3000mah_us18650vtc6_li-ion_ipari_cella_akkuakkumulator_30538" xlink:type="simple">https://www.intercell.hu/sony_vtc6_18650_37v_3000mah_us18650vtc6_li-ion_ipari_cella_akkuakkumulator_30538</text:a>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4S 40A BMS</text:p>
          </table:table-cell>
          <table:table-cell table:style-name="ce2" office:value-type="float" office:value="34650" calcext:value-type="float">
            <text:p>34,650</text:p>
          </table:table-cell>
          <table:table-cell table:style-name="ce2" office:value-type="string" calcext:value-type="string">
            <text:p>63.5x43.18x7.2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Enhanced-Lithium-Protection-Charging-Motorcycle/dp/B08NJTS9DV/ref=sr_1_3?keywords=4s+bms&amp;qid=1705330403&amp;sr=8-3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arducam</text:p>
          </table:table-cell>
          <table:table-cell table:style-name="ce2" office:value-type="float" office:value="12200" calcext:value-type="float">
            <text:p>12,200</text:p>
          </table:table-cell>
          <table:table-cell table:style-name="ce2" office:value-type="string" calcext:value-type="string">
            <text:p>38x38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<text:a xlink:href="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" xlink:type="simple">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</text:a>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https://www.newegg.com/p/37B-0003-00087?Item=9SIAEKSAUY102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sárgaréz lemez 0.7</text:p>
          </table:table-cell>
          <table:table-cell table:style-name="ce2" office:value-type="float" office:value="48768" calcext:value-type="float">
            <text:p>48,768</text:p>
          </table:table-cell>
          <table:table-cell table:style-name="ce2" office:value-type="string" calcext:value-type="string">
            <text:p>1x300x200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vasaruhaz.hu/sargarez-vorosrez-bronz/sargarez-lemezek/sargarez-lemez-cu-zn-37-fk0710002000-2209</text:p>
          </table:table-cell>
        </table:table-row>
        <table:table-row table:style-name="ro1">
          <table:table-cell office:value-type="string" calcext:value-type="string">
            <text:p>pcie riser 90 degrees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116x41x13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GODSHARK-PCI-Express-Riser-Degree-Adapter/dp/B07VV18PQD/ref=sr_1_4?dib=eyJ2IjoiMSJ9.Irudn6s3dQ1EjlFsMOGWHLDUogS0WieI-YCSU7MBJ3QsmB1oySTkaKTuKPpbx_SyT6OXJARdFzNu7Ds_8QNt8QSUFDmLBRuq38B5YH_pY80aFEZBFPF7J4wd7_j31Y6fuHCev0j8exPu2Yri8vMxLQ.mXRP3o66w7THd-xsjMsAjoG9fMxFViEhIzVGj_TSerA&amp;dib_tag=se&amp;keywords=pcie+90+degree+adapter&amp;qid=1705161837&amp;sr=8-4</text:p>
          </table:table-cell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amd radeon R7 240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146x70x2.5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PowerColor-Radeon-240-64-bit-Graphics/dp/B09YHVRYNH/ref=sr_1_21?crid=1KCO4DXICM4CT&amp;dib=eyJ2IjoiMSJ9.6lk914-ajgJ5NYzL2D5GB4EYz90akZft_JLNzR3cSVub27VHdrI22Vys3sAuxALapposhp8nPMFVv16GnSTJa7GOKlpACFOVfwxCiTa9j18onhVmewAlYCVGRKuQ0m8Sd2Of3ptDi9-d82UQCpugRQ.tFSiTZmeISrFA68twPUjCPXjGIlXi0SI80qDFMLOeao&amp;dib_tag=se&amp;keywords=pcie+video+card+hdmi&amp;qid=1705162029&amp;refinements=p_n_feature_two_browse-bin%3A24067124011%2Cp_36%3A-7600&amp;rnid=386442011&amp;s=pc&amp;sprefix=pcie+video+%2Caps%2C205&amp;sr=1-21</text:p>
          </table:table-cell>
        </table:table-row>
        <table:table-row table:style-name="ro1">
          <table:table-cell office:value-type="string" calcext:value-type="string">
            <text:p>Usb 3.0 hub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https://www.amazon.com/Extender-Splitter-MacBook-Chromebook-Pixelbook/dp/B09MLRPTT2/ref=sr_1_1_sspa?crid=2U2WT6J8NDC1F&amp;dib=eyJ2IjoiMSJ9.VLdJ_1sv--pl0I0vIlu36Qy7fx96kCnEYN_-E9cl6riD3vC-WvK1cVbXaHGX8xoOBHWSz22SFfsi9bnt00PU3tXOGOx1IpDz9xv_ZtZl6k2jaL9PArkfFz4q-c2-sTCbuyl69nd8y-hJ132lE0_efg.WLt2MZZEzD2jshrj3fy4J1NdA3Hv3LBk6U89W4rS6sM&amp;dib_tag=se&amp;keywords=usb%2Bhub%2B3.0&amp;qid=1705163243&amp;sprefix=usb%2Bhub%2Caps%2C913&amp;sr=8-1-spons&amp;sp_csd=d2lkZ2V0TmFtZT1zcF9hdGY&amp;th=1</text:p>
          </table:table-cell>
        </table:table-row>
        <table:table-row table:style-name="ro1">
          <table:table-cell office:value-type="string" calcext:value-type="string">
            <text:p>battery springs</text:p>
          </table:table-cell>
          <table:table-cell office:value-type="string" calcext:value-type="string">
            <text:p>1,5x10/18x13, 1+3+1</text:p>
          </table:table-cell>
          <table:table-cell table:formula="of:=20*505" office:value-type="float" office:value="10100" calcext:value-type="float">
            <text:p>10100</text:p>
          </table:table-cell>
          <table:table-cell/>
          <table:table-cell office:value-type="string" calcext:value-type="string">
            <text:p>1.5*5 mm laposan</text:p>
          </table:table-cell>
          <table:table-cell/>
          <table:table-cell office:value-type="string" calcext:value-type="string">
            <text:p>https://rugobolt.hu/Kupos-nyomorugo-15x10/18x13-mm-menetszam-1-3-1-nat</text:p>
          </table:table-cell>
        </table:table-row>
        <table:table-row table:style-name="ro1">
          <table:table-cell office:value-type="string" calcext:value-type="string">
            <text:p>copper braid</text:p>
          </table:table-cell>
          <table:table-cell office:value-type="string" calcext:value-type="string">
            <text:p>9.5x7.6m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7.6m</text:p>
          </table:table-cell>
          <table:table-cell/>
          <table:table-cell office:value-type="string" calcext:value-type="string">
            <text:p>https://www.techflex.de/flexo-copper-copper-braid-for-grounding-and-shielding.html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office:value-type="string" calcext:value-type="string">
            <text:p>7x10 szilikon cső</text:p>
          </table:table-cell>
          <table:table-cell table:formula="of:=531*5" office:value-type="float" office:value="2655" calcext:value-type="float">
            <text:p>2655</text:p>
          </table:table-cell>
          <table:table-cell office:value-type="string" calcext:value-type="string">
            <text:p>Din=7 Dout=10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<text:a xlink:href="https://szilikon-webaruhaz.hu/id/00024-7x10-mm-es-szilikon-cso" xlink:type="simple">https://szilikon-webaruhaz.hu/id/00024-7x10-mm-es-szilikon-cso</text:a></text:p>
          </table:table-cell>
        </table:table-row>
        <table:table-row table:style-name="ro1">
          <table:table-cell office:value-type="string" calcext:value-type="string">
            <text:p>copper tube cső</text:p>
          </table:table-cell>
          <table:table-cell office:value-type="string" calcext:value-type="string">
            <text:p>20x1x4000</text:p>
          </table:table-cell>
          <table:table-cell table:formula="of:=4180*4" office:value-type="float" office:value="16720" calcext:value-type="float">
            <text:p>16720</text:p>
          </table:table-cell>
          <table:table-cell/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<text:a xlink:href="https://vasaruhaz.hu/sargarez-vorosrez-bronz/sargarez-cso/sargarez-cso-cuzn-37-fk2014000-2274" xlink:type="simple">https://vasaruhaz.hu/sargarez-vorosrez-bronz/sargarez-cso/sargarez-cso-cuzn-37-fk2014000-2274</text:a></text:p>
          </table:table-cell>
        </table:table-row>
        <table:table-row table:style-name="ro1">
          <table:table-cell office:value-type="string" calcext:value-type="string">
            <text:p>filter coil</text:p>
          </table:table-cell>
          <table:table-cell office:value-type="string" calcext:value-type="string">
            <text:p>Rtoroid=2 N=18 Rcoil=0.5 Dwire=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=10 réz rúdból a tórusz</text:p>
          </table:table-cell>
          <table:table-cell table:number-columns-repeated="2"/>
          <table:table-cell office:value-type="string" calcext:value-type="string">
            <text:p><text:a xlink:href="http://hyperphysics.phy-astr.gsu.edu/hbase/magnetic/indtor.html" xlink:type="simple">http://hyperphysics.phy-astr.gsu.edu/hbase/magnetic/indtor.html</text:a></text:p>
          </table:table-cell>
        </table:table-row>
        <table:table-row table:style-name="ro1">
          <table:table-cell office:value-type="string" calcext:value-type="string">
            <text:p>bronze rod</text:p>
          </table:table-cell>
          <table:table-cell office:value-type="string" calcext:value-type="string">
            <text:p>D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2576T-12</text:p>
          </table:table-cell>
          <table:table-cell office:value-type="string" calcext:value-type="string">
            <text:p>4db</text:p>
          </table:table-cell>
          <table:table-cell table:formula="of:=2113*4" office:value-type="float" office:value="8452" calcext:value-type="float">
            <text:p>8452</text:p>
          </table:table-cell>
          <table:table-cell office:value-type="string" calcext:value-type="string">
            <text:p>5-TO2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926-LM2596T-12-LF0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0 uF 50V 4db</text:p>
          </table:table-cell>
          <table:table-cell table:formula="of:=69.95*4" office:value-type="float" office:value="279.8" calcext:value-type="float">
            <text:p>279.8</text:p>
          </table:table-cell>
          <table:table-cell office:value-type="string" calcext:value-type="string">
            <text:p>12.5x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4db</text:p>
          </table:table-cell>
          <table:table-cell table:formula="of:=22.82*4" office:value-type="float" office:value="91.28" calcext:value-type="float">
            <text:p>91.28</text:p>
          </table:table-cell>
          <table:table-cell office:value-type="string" calcext:value-type="string">
            <text:p>8x12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5822 4db</text:p>
          </table:table-cell>
          <table:table-cell table:formula="of:=39.69*4" office:value-type="float" office:value="158.76" calcext:value-type="float">
            <text:p>158.76</text:p>
          </table:table-cell>
          <table:table-cell office:value-type="string" calcext:value-type="string">
            <text:p>5.6x9.5</text:p>
          </table:table-cell>
          <table:table-cell/>
          <table:table-cell table:style-name="ce5"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BD280-1130-20/16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Littelfuse/BD280-1130-20-16?qs=bZ3KlHYEm0Y61%252BMNFrrJgA%3D%3D</text:p>
          </table:table-cell>
        </table:table-row>
        <table:table-row table:style-name="ro1">
          <table:table-cell office:value-type="string" calcext:value-type="string">
            <text:p>copper wire</text:p>
          </table:table-cell>
          <table:table-cell office:value-type="string" calcext:value-type="string">
            <text:p>1 punds, 12 awg d=12mm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https://www.amazon.com/gp/your-account/order-details?orderID=112-7200361-7491459&amp;ref=ppx_pt2_dt_b_view_detail</text:p>
          </table:table-cell>
          <table:table-cell office:value-type="string" calcext:value-type="string">
            <text:p>https://www.amazon.com/Electric-Copper-Enameled-Industrial-Transmission/dp/B0BN6Y6PN4/ref=sr_1_10?crid=3A30KQ8GJBC8N&amp;dib=eyJ2IjoiMSJ9.xdfmMDY5iQWmq4IPqalc_zJVB-ineKMsqh33kdRlGeajq79fdz9OfsYVk_y3EHoktKD4nzkmI6RV_aYdYBh17dH16Ro4QEnLnQKlVCMaVgPYr_kKdyHRh3t0JOcn9OOqGQLXhI2v1Tk3TkbDeC8GvC4yJe17DD4Z6r92TFzQSl0iezzAf3vMh0tKN4Li2pIXWPfo8GT1ipSzZ8qBzFz280oxhQT1cpRZlHFJFjU6xU4.DJiJUlbph3nJx-rMWJ3bpIijsk351edNtf7_cz8I7PA&amp;dib_tag=se&amp;keywords=magnet%2Bwire%2B12awg&amp;qid=1705832805&amp;sprefix=magnet%2Bwire%2B12awg%2Caps%2C235&amp;sr=8-10&amp;th=1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office:value-type="string" calcext:value-type="string">
            <text:p>musb-A511-N1 * 4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datasheet/2/18/1/AMPH_S_A0003149851_1-2536612.pdf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mrjr5c80M1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cdn.amphenol-cs.com/media/wysiwyg/files/drawing/p-mrjr-5cxx-xc.pdf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table:number-columns-repeated="4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ProductDetail/Carling-Technologies/V8BAAV0B-A9C00-000?qs=W0yvOO0ixfG9jnUCBtfRnQ%3D%3D</text:p>
          </table:table-cell>
        </table:table-row>
        <table:table-row table:style-name="ro1">
          <table:table-cell office:value-type="string" calcext:value-type="string">
            <text:p>glass plate for my 3d printer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office:value-type="string" calcext:value-type="string">
            <text:p>https://www.szamlazz.hu/szamla/fiok/wc2u6sn7r4264vhrz755tqzbhm9tj23dq7re?szfejguid=f8qyks3z6pzmtfh7te5a56ia</text:p>
          </table:table-cell>
          <table:table-cell/>
        </table:table-row>
        <table:table-row table:style-name="ro1">
          <table:table-cell office:value-type="string" calcext:value-type="string">
            <text:p>alu plate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string" calcext:value-type="string">
            <text:p>1x1000x2000</text:p>
          </table:table-cell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zebrano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TX from 12V</text:p>
          </table:table-cell>
          <table:table-cell office:value-type="string" calcext:value-type="string">
            <text:p>picopsu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  <table:table-cell office:value-type="string" calcext:value-type="string">
            <text:p>https://mitxpc.com/products/pspsu150ac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0:16:27.421755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3:52.103283208</meta:creation-date>
    <meta:generator>LibreOffice/7.5.8.2$Linux_X86_64 LibreOffice_project/50$Build-2</meta:generator>
    <dc:date>2024-01-29T00:26:45.019858198</dc:date>
    <meta:editing-duration>P14DT8H33M51S</meta:editing-duration>
    <meta:editing-cycles>32</meta:editing-cycles>
    <meta:document-statistic meta:table-count="1" meta:cell-count="161" meta:object-count="0"/>
  </office:meta>
</office:document-meta>
</file>